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9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explanatory lecture/ on Vayechi/ [Hebrew]/</text:p>
      <text:p text:style-name="P6"/>
      <text:p text:style-name="P6">[Page 1]</text:p>
      <text:p text:style-name="P6">Brethren! <text:s/>This Sabbath we have completed the/ reading of the first book of Moses. <text:s/>I say it/ emphatically <text:span text:style-name="T2">if Moses</text:span><text:span text:style-name="T3">, whatever critics of modern/ or ancient schools may teach to the contrary. <text:s/>The/ name of the greatest of prophets does not--it could not,/ of course--figure in its pages, but his inspired genius/ pervades them; his hand and that of none other could/ have traced the narrative of events treasured up in that/ venerable volume. <text:s/>For, disconnect the latter from the/ writings which follow it, and the whole Pentateuch/ becomes a chaotic mass, a confused account without/ sequence and coherence, incomprehensible and perplexing./ <text:s/>Aye: Moses born of the seed of the first believer, had/ learnt the history of Abraham and of the patriarchs,/ and set it down as a link in the chain of successive/ incidents, in which he played the most important part,/ and which have eternized his name. <text:s/>Moses born and/ reared in Egypt, knew its laws, its practices and man-/-ners so thoroughly as unerringly to allude to them, when/ describing the checkered life of Joseph and the settlement/</text:span></text:p>
      <text:p text:style-name="P6"><text:span text:style-name="T3"/></text:p>
      <text:p text:style-name="P6"><text:span text:style-name="T3">[Page 2]</text:span></text:p>
      <text:p text:style-name="P6"><text:span text:style-name="T3">of Jacob's family in the country of the Pharaohs./ <text:s/>Moses walking in a light sent from above gathered/ the records of circumstances preceding the departure of/ the founder of our nation from Ur of the </text:span><text:soft-page-break/><text:span text:style-name="T3">Chaldeans,/ and what he transmitted, the discoveries of scientists,/ and of travellers[sic!] now corroborate with an almost li-/-teral exactness./</text:span></text:p>
      <text:p text:style-name="P6"><text:span text:style-name="T3">But I am addressing an audience, who stands not in/ need, I trust, of being confirmed in the belief of the au-/-thenticity of any of the five volumes which our fa-/-thers preserved at the cost of their lives' blood for the/ enlightenment and spiritual solace of all mankind./ <text:s/>It might be a reflection on the religious sentiments/ of my hearers, to declare in their presence, that/ doubts cast </text:span><text:span text:style-name="T4">of</text:span><text:span text:style-name="T3"> on the veracity of the writing which has/ weekly engaged our attention since the close of our/ fall holidays, is tantamount to the impugning/ of the truthfulness of the Sinaic revelation. <text:s/>But/ when men whose calling and duty it is to strengthen/ the olden faith, preach heresy; when to display/ erudition Jewish leaders echo forth the theories which/ ultramontane Neologists have advanced with great/</text:span></text:p>
      <text:p text:style-name="P6"><text:span text:style-name="T3"/></text:p>
      <text:p text:style-name="P6"><text:span text:style-name="T3">[Page 3]</text:span></text:p>
      <text:p text:style-name="P6"><text:span text:style-name="T4">great</text:span><text:span text:style-name="T3"> assurance, it may not be deemed out of time,/ nor out of place to caution the youths of my people/ and say to them "Friends! Put credence in </text:span><text:span text:style-name="T4">o</text:span><text:span text:style-name="T3"> no one/ blindly </text:span><text:span text:style-name="T4">Examine</text:span><text:span text:style-name="T3"> Exercise the faculties wherewith God/ has endowed you. <text:s/>Search for yourselves, that you/ <text:s/>may arrive at a conscientious conclusion." <text:s/>I have/ no fear of the ultimate result, provided that insidious/ influences are not set at work to warp the minds./ <text:s/>The natural intelligence of our sons and daughters will/ suggest that the further we remove the book of Genesis/ from the Biblical period to which it rightly belongs,/ the less can it be made to correspond with the following annals/ and ordinances of Judaism, and the more inexplicable/ some of its contents will necessarily appear. <text:s/>Thus,/ to cite a single example; if the prophetic blessing of/ Jacob to his twelve sons is an invention of later ages--/supposing the patriarch incapable of shaping his utter-/-ances in a poetic form, and of peering into the future--/ if that is a fiction, then the benediction of Moses agreeing therewith on some fronts to the tribes/ </text:span><text:span text:style-name="T4">tribes is</text:span><text:span text:style-name="T3"> must be also a myth, &amp; then the allotted division/</text:span></text:p>
      <text:p text:style-name="P6"><text:span text:style-name="T3"/></text:p>
      <text:p text:style-name="P6"><text:span text:style-name="T3">[Page 4]</text:span></text:p>
      <text:p text:style-name="P6"><text:span text:style-name="T3">of Palestine in the days of Joshua must have been/ an act of arbitrariness, and then we may fittingly/ ask by what claims the descendants of Joseph re-/-ceived a double inheritance, and Levy had only/ some cities located in various sections of the holy land?/ <text:s/>But it is not my purpose to animadvert on the/ schools of critics, and show on which side reason, lo-/-qual and sound preponderates in the struggle which/ has been carried between the skeptics and the conservatives/ <text:s/>Still, I feel it binding on me to </text:span><text:span text:style-name="T4">caution</text:span><text:span text:style-name="T3"> warn my brothers/ and sisters, whose age renders their hearts most im-/-pressible, against accepting without deep consider-/-ation what is calculated to rob them of their/ dearest wealth, of the belief in the five volumes,/ forming the cornerstone of Israel's religion, and the/ ground upon which men have built up the constitutions/ of mighty empire and republics. <text:s/>I repeat it,/ </text:span><text:span text:style-name="T2">the five volumes</text:span><text:span text:style-name="T3">, because the first is an integral/ part of a connected lever; it is the [?] history/ of the Monotheistic idea, of which the other four/ are the development and amplification. <text:s/>Genesis is,/ if I may be allowed the simile, the Chrysalis, whence/</text:span></text:p>
      <text:p text:style-name="P6"><text:span text:style-name="T3"/></text:p>
      <text:p text:style-name="P6"><text:span text:style-name="T3">[Page 5]</text:span></text:p>
      <text:p text:style-name="P6"><text:span text:style-name="T3">the winged creature</text:span><text:span text:style-name="T4">s</text:span><text:span text:style-name="T3"> gradually issues forth in all/ perfection. <text:s/>A sentence in to-day's lesson bears out/ my meaning and to it I will, for a few moments,/ direct your attention. <text:s/>Joseph's brothers returned from/ the burial of their father with heavier feelings than/ those pervading the heart of the viceroy of Egypt./ <text:s/>Dread </text:span><text:span text:style-name="T4">mig</text:span><text:span text:style-name="T3"> mingled with sadness. <text:s/>They could not forget/ that he who, during seventeen years, had exhibited a/ generosity almost superhuman, had been at one time/ the target of their poisonous arrows; that through their/ ill-will the steps whence he arose to power had/ been spread over with wasps stinging to the core. <text:s/>Had/ Rachel's son forgotten the wrongs? <text:s/>Or, was it filial/ reverence which held him back from wreaking vengeance/ upon their heads, while the fondly cherished parent/ lived? <text:s/>To calm their agitated spirits they had re-/-course to a stratagem, which the distress suffered at/ that hour </text:span><text:soft-page-break/><text:span text:style-name="T3">can alone exculpate in a measure. <text:s/>They/ charged some friends to carry a message to Joseph, and/ lead him to think that Jacob's last thought had been/ a request for a full, unconditional pardon of his child-/-ren who had once most grievously offended./</text:span></text:p>
      <text:p text:style-name="P6"><text:span text:style-name="T3"/></text:p>
      <text:p text:style-name="P6"><text:span text:style-name="T3">[Page 6]</text:span></text:p>
      <text:p text:style-name="P6"><text:span text:style-name="T3">Mark the incident well. <text:s/>They who conveyed the/ communication, having repeated the suppositious[sic!]/ words of the patriarch, added "Now, do forgive the/ trespass of the servants of thy father's God." <text:s/>Here we/ see unfolded before our mind's eyes the bond which/ already united indissolubly together the progeny of/ the man who had preached Monotheism amidst a/ polytheistic world. <text:s/>Long ere we became a nation/ was formed that sacred tie, which grew stronger/ with our numerical growth till it created a solida-/-rity that time can never dissolve. <text:s/>The idea of/ one Omniscient and Omnipresent God inspired senti-/-ments of mutual forbearance and kindliness. <text:s/>If the/ excellent Joseph had felt disposed to slight the peti-/-</text:span><text:span text:style-name="T4">ti</text:span><text:span text:style-name="T3">tion, which he may have suspected not to emana-/-te from his father, he dared not resist the appeal/ associated with the name of his father's God./ <text:s/>Listen as the noble man speaks "Fear not, for, am/ I in the place of God"! <text:s/>It signifies. <text:s/>"Have I not/ been taught by our common belief that we are all/</text:span></text:p>
      <text:p text:style-name="P6"><text:span text:style-name="T3"/></text:p>
      <text:p text:style-name="P6"><text:span text:style-name="T3">[Page 7]</text:span></text:p>
      <text:p text:style-name="P6"><text:span text:style-name="T3">the agents of the Supreme; that our intentions, however/ wicked, cannot frustrate the will of the Almighty, but/ that in His hand they are made to subserve His wise/ ends? <text:s/>It is for the Creator to punish thoughts. <text:s/>As/ to myself, I recognize in your action, the workings of/ a beneficent Providence, and as such will I reward it."/ <text:s/>And when the time drew night for Rachel's elder son/ also to be gathered to his people, the idea of a/ union derived from a community of religious sen-/-timents, not less than from consaguinity[sic!], manifested it-/-self palpably in the sentence which concludes the his-/-tory of the first stage of Monotheism. <text:s/>Joseph ad-/-jured the children of Israel thus: "God will surely visit/ you, then ye shall carry my bones away from this place."/ <text:s/>United have we been in faith while on earth, and/ conjointly must </text:span><text:span text:style-name="T4">we</text:span><text:span text:style-name="T3"> our dust mingle in the spot destined/ by our fathers God as our heritage....Yes, Brethren!/ <text:s/>Abraham stands at the basis of the grand edifice into/ which all mankind will one day seek shelter. <text:s/>His/ offspring in the third generation </text:span><text:span text:style-name="T4">were</text:span><text:span text:style-name="T3"> became the materials/ with which its construction was begun. <text:s/>The law/ of Moses set up its massive pillars, the preaching/ </text:span></text:p>
      <text:p text:style-name="P6"><text:span text:style-name="T3"/></text:p>
      <text:p text:style-name="P6"><text:span text:style-name="T3">[Page 8]</text:span></text:p>
      <text:p text:style-name="P6"><text:span text:style-name="T3">of the prophets vaulted and roofed it, the enact-/ments of our Rabbins have walled it around. <text:s/>We are its sworn custodians. <text:s/>Woe/ unto us if a spirit of Kepticism[sic!], now prevailing,/ incites us to desert our post. <text:s/>Woe unto us, if the/ fear of bantering makes us fain</text:span><text:span text:style-name="T4">ted</text:span><text:span text:style-name="T3"> hearted; if to escape/ the derision of those who call a denial of belief and en-/-lightenment, and reverence to religion, ignorance,/ we suffer our powers to grow weary in watching/ the fabric of human civilization, "the </text:span><text:span text:style-name="T4">Law</text:span><text:span text:style-name="T3"> testimony/ which He established in Jacob, and the Law He/ set in Israel, which He commanded </text:span><text:span text:style-name="T4">co</text:span><text:span text:style-name="T3"> our fathers,/ that they may cause them to be known by their/ children, so that the latter generation, the </text:span><text:span text:style-name="T4">childrens</text:span><text:span text:style-name="T3"> generation/ yet to be born may be acquainted therewith, and/ they may rise and relate then to their own children." <text:s/>Let us vow/ allegiance thereto in the presence of our Lord, and/ in this oracle consecrated to His name; that we may/ deserve the tittle[sic!] of witnesses of the One, eternal/ and all-saving God. <text:s/>So may it be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5T13:35:09.15</meta:creation-date>
    <dc:date>2012-04-25T14:29:52.32</dc:date>
    <dc:creator>Penn Libraries</dc:creator>
    <meta:editing-duration>PT00H07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9" meta:word-count="1691" meta:character-count="10370"/>
  </office:meta>
</office:document-meta>
</file>